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6d" fo:border-left="0.74pt solid #000000" fo:border-right="none" fo:border-top="0.74pt solid #000000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6d" fo:border-left="0.74pt solid #000000" fo:border-right="none" fo:border-top="0.74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6f9d4" fo:border="0.74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dde8cb" fo:border="0.74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7e5" fo:border="0.74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ee6ef" fo:border="0.74pt solid #000000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ffbf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10" style:family="table-cell" style:parent-style-name="Default">
      <style:table-cell-properties fo:background-color="#f7d1d5" fo:border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dbb6" fo:border="0.74pt solid #000000"/>
    </style:style>
    <style:style style:name="ce12" style:family="table-cell" style:parent-style-name="Default">
      <style:table-cell-properties fo:background-color="#ffffd7" fo:border="0.74pt solid #000000"/>
    </style:style>
    <style:style style:name="ce13" style:family="table-cell" style:parent-style-name="Default">
      <style:table-cell-properties fo:background-color="#dedce6" fo:border="0.74pt solid #000000"/>
    </style:style>
    <style:style style:name="ce14" style:family="table-cell" style:parent-style-name="Default">
      <style:table-cell-properties fo:background-color="#dde8cb" fo:border="0.74pt solid #000000"/>
    </style:style>
    <style:style style:name="ce15" style:family="table-cell" style:parent-style-name="Default">
      <style:table-cell-properties fo:background-color="#f6f9d4" fo:border="0.74pt solid #000000"/>
    </style:style>
    <style:style style:name="ce16" style:family="table-cell" style:parent-style-name="Default">
      <style:table-cell-properties fo:background-color="#e0c2cd" fo:border="0.74pt solid #000000"/>
    </style:style>
    <style:style style:name="ce17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6d" fo:border-left="none" fo:border-right="none" fo:border-top="0.74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74pt solid #000000" fo:background-color="#ffbf00" fo:border-left="none" fo:border-right="none" fo:border-top="0.74pt solid #000000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ffff6d" fo:border-left="none" fo:border-right="0.74pt solid #000000" fo:border-top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ackground-color="#ffbf00" fo:border-left="none" fo:border-right="0.74pt solid #000000" fo:border-top="0.74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fo:border-bottom="0.74pt solid #000000" fo:background-color="#81d41a" fo:border-left="none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74pt solid #000000" fo:background-color="#81d41a" fo:border-left="0.74pt solid #000000" fo:border-right="none" fo:border-top="0.74pt solid #000000"/>
    </style:style>
    <style:style style:name="ce32" style:family="table-cell" style:parent-style-name="Default">
      <style:table-cell-properties fo:border-bottom="0.74pt solid #000000" fo:background-color="#f6f9d4" fo:border-left="0.74pt solid #000000" fo:border-right="none" fo:border-top="0.74pt solid #000000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fo:background-color="#dde8cb" fo:border-left="0.74pt solid #000000" fo:border-right="none" fo:border-top="0.74pt solid #000000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74pt solid #000000" fo:background-color="#dee7e5" fo:border-left="0.74pt solid #000000" fo:border-right="none" fo:border-top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fo:background-color="#dee6ef" fo:border-left="0.74pt solid #000000" fo:border-right="none" fo:border-top="0.74pt solid #000000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81d41a" fo:border="0.74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39" style:family="table-cell" style:parent-style-name="Default">
      <style:table-cell-properties fo:background-color="#dee7e5" fo:border="0.74pt solid #000000"/>
    </style:style>
    <style:style style:name="ce40" style:family="table-cell" style:parent-style-name="Default">
      <style:table-cell-properties fo:background-color="#dee6ef" fo:border="0.74pt solid #000000"/>
    </style:style>
    <style:style style:name="ce41" style:family="table-cell" style:parent-style-name="Default">
      <style:table-cell-properties fo:background-color="#d4ea6b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4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22"/>
        <table:table-column table:style-name="co3" table:default-cell-style-name="ce25"/>
        <table:table-column table:style-name="co3" table:default-cell-style-name="ce29"/>
        <table:table-column table:style-name="co3" table:number-columns-repeated="8" table:default-cell-style-name="Default"/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Variables de Decisión</text:p>
          </table:table-cell>
          <table:table-cell table:style-name="ce17" table:number-columns-repeated="2"/>
          <table:table-cell table:style-name="ce26"/>
          <table:table-cell table:style-name="ce30" office:value-type="string" calcext:value-type="string">
            <text:p>Datos</text:p>
          </table:table-cell>
          <table:table-cell table:style-name="ce30"/>
          <table:table-cell table:style-name="ce38" table:number-columns-repeated="5"/>
          <table:table-cell table:style-name="ce42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Tramos</text:p>
          </table:table-cell>
          <table:table-cell table:style-name="ce18" office:value-type="string" calcext:value-type="string">
            <text:p>Visitados</text:p>
          </table:table-cell>
          <table:table-cell table:style-name="ce23" office:value-type="string" calcext:value-type="string">
            <text:p>Personas</text:p>
          </table:table-cell>
          <table:table-cell table:style-name="Default"/>
          <table:table-cell table:style-name="ce31" office:value-type="string" calcext:value-type="string">
            <text:p>Tamos</text:p>
          </table:table-cell>
          <table:table-cell table:style-name="ce36" office:value-type="string" calcext:value-type="string">
            <text:p>Longitud(km)</text:p>
          </table:table-cell>
          <table:table-cell/>
          <table:table-cell table:style-name="ce31"/>
          <table:table-cell table:style-name="ce42" office:value-type="string" calcext:value-type="string">
            <text:p>Bus</text:p>
          </table:table-cell>
          <table:table-cell/>
          <table:table-cell table:style-name="ce31" office:value-type="string" calcext:value-type="string">
            <text:p>Paradas</text:p>
          </table:table-cell>
          <table:table-cell table:style-name="ce42" office:value-type="string" calcext:value-type="string">
            <text:p>Personas</text:p>
          </table:table-cell>
        </table:table-row>
        <table:table-row table:style-name="ro1">
          <table:table-cell/>
          <table:table-cell office:value-type="string" calcext:value-type="string">
            <text:p>P-S1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2" office:value-type="string" calcext:value-type="string">
            <text:p>P-S1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15" office:value-type="string" calcext:value-type="string">
            <text:p>Personas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S1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P-S2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2" office:value-type="string" calcext:value-type="string">
            <text:p>P-S2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Coste Fijo</text:p>
          </table:table-cell>
          <table:table-cell table:style-name="ce29" office:value-type="float" office:value="120" calcext:value-type="float">
            <text:p>120</text:p>
          </table:table-cell>
          <table:table-cell/>
          <table:table-cell table:style-name="ce14" office:value-type="string" calcext:value-type="string">
            <text:p>S2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-S3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2" office:value-type="string" calcext:value-type="string">
            <text:p>P-S3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Coste Km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39" office:value-type="string" calcext:value-type="string">
            <text:p>S3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S1-S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Default"/>
          <table:table-cell table:style-name="ce33" office:value-type="string" calcext:value-type="string">
            <text:p>S1-S2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40" office:value-type="string" calcext:value-type="string">
            <text:p>Número Máx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43" table:number-columns-repeated="2"/>
        </table:table-row>
        <table:table-row table:style-name="ro1">
          <table:table-cell/>
          <table:table-cell table:style-name="ce4" office:value-type="string" calcext:value-type="string">
            <text:p>S1-S3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3" office:value-type="string" calcext:value-type="string">
            <text:p>S1-S3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1-C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3" office:value-type="string" calcext:value-type="string">
            <text:p>S1-C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2-S1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4" office:value-type="string" calcext:value-type="string">
            <text:p>S2-S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2-S3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4" office:value-type="string" calcext:value-type="string">
            <text:p>S2-S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2-C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Default"/>
          <table:table-cell table:style-name="ce34" office:value-type="string" calcext:value-type="string">
            <text:p>S2-C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3-S1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5" office:value-type="string" calcext:value-type="string">
            <text:p>S3-S1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3-S2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35" office:value-type="string" calcext:value-type="string">
            <text:p>S3-S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S3-C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Default"/>
          <table:table-cell table:style-name="ce35" office:value-type="string" calcext:value-type="string">
            <text:p>S3-C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table:style-name="ce41" office:value-type="string" calcext:value-type="string">
            <text:p>Resultado</text:p>
          </table:table-cell>
          <table:table-cell table:style-name="ce29" table:formula="of:=SUM(PRODUCT([.J6];SUM([.C5:.C7]));PRODUCT([.J7];SUM(PRODUCT([.C5];[.G5]);PRODUCT([.C6];[.G6]);PRODUCT([.C7];[.G7]);PRODUCT(SUM([.C8];[.C11]);[.G8]);PRODUCT(SUM([.C9];[.C14]);[.G9]);PRODUCT(SUM([.C12];[.C15]);[.G12]);PRODUCT([.C10];[.G10]);PRODUCT([.C13];[.G13]);PRODUCT([.C16];[.G16])))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4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ce8" office:value-type="string" calcext:value-type="string">
            <text:p>Restricciones</text:p>
          </table:table-cell>
          <table:table-cell table:style-name="ce20" table:number-columns-repeated="2"/>
          <table:table-cell table:style-name="ce27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Nombre</text:p>
          </table:table-cell>
          <table:table-cell table:style-name="ce21" office:value-type="string" calcext:value-type="string">
            <text:p>Izquierda</text:p>
          </table:table-cell>
          <table:table-cell table:style-name="ce21" office:value-type="string" calcext:value-type="string">
            <text:p>Operador</text:p>
          </table:table-cell>
          <table:table-cell table:style-name="ce28" office:value-type="string" calcext:value-type="string">
            <text:p>Derech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-S1 condiciones 1</text:p>
          </table:table-cell>
          <table:table-cell table:formula="of:=SUM([.D5];PRODUCT(-[.J5];[.C5]))" office:value-type="float" office:value="-20" calcext:value-type="float">
            <text:p>-2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-S2 condiciones 1</text:p>
          </table:table-cell>
          <table:table-cell table:formula="of:=SUM([.D6];PRODUCT(-[.J5];[.C6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-S3 condiciones 1</text:p>
          </table:table-cell>
          <table:table-cell table:formula="of:=SUM([.D7];PRODUCT(-[.J5];[.C7]))" office:value-type="float" office:value="-20" calcext:value-type="float">
            <text:p>-2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1-S2 condiciones 1</text:p>
          </table:table-cell>
          <table:table-cell table:formula="of:=SUM([.D8];PRODUCT(-[.J5];[.C8]))" office:value-type="float" office:value="-5" calcext:value-type="float">
            <text:p>-5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1-S3 condiciones 1</text:p>
          </table:table-cell>
          <table:table-cell table:formula="of:=SUM([.D9];PRODUCT(-[.J5];[.C9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1-C condiciones 1</text:p>
          </table:table-cell>
          <table:table-cell table:formula="of:=SUM([.D10];PRODUCT(-[.J5];[.C10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2-S1 condiciones 1</text:p>
          </table:table-cell>
          <table:table-cell table:formula="of:=SUM([.D11];PRODUCT(-[.J5];[.C11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2-S3 condiciones 1</text:p>
          </table:table-cell>
          <table:table-cell table:formula="of:=SUM([.D12];PRODUCT(-[.J5];[.C12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2-C condiciones 1</text:p>
          </table:table-cell>
          <table:table-cell table:formula="of:=SUM([.D13];PRODUCT(-[.J5];[.C13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3-S1 condiciones 1</text:p>
          </table:table-cell>
          <table:table-cell table:formula="of:=SUM([.D14];PRODUCT(-[.J5];[.C14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3-S2 condiciones 1</text:p>
          </table:table-cell>
          <table:table-cell table:formula="of:=SUM([.D15];PRODUCT(-[.J5];[.C15])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3-C condiciones 1</text:p>
          </table:table-cell>
          <table:table-cell table:formula="of:=SUM([.D16];PRODUCT(-[.J5];[.C16]))" office:value-type="float" office:value="-10" calcext:value-type="float">
            <text:p>-1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-S1 condiciones 0</text:p>
          </table:table-cell>
          <table:table-cell table:formula="of:=SUM(PRODUCT(99999999;-[.C5]);[.D5])" office:value-type="float" office:value="-99999999" calcext:value-type="float">
            <text:p>-99999999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-S2 condiciones 0</text:p>
          </table:table-cell>
          <table:table-cell table:formula="of:=SUM(PRODUCT(99999999;-[.C6]);[.D6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-S3 condiciones 0</text:p>
          </table:table-cell>
          <table:table-cell table:formula="of:=SUM(PRODUCT(99999999;-[.C7]);[.D7])" office:value-type="float" office:value="-99999999" calcext:value-type="float">
            <text:p>-99999999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1-S2 condiciones 0</text:p>
          </table:table-cell>
          <table:table-cell table:formula="of:=SUM(PRODUCT(99999999;-[.C8]);[.D8])" office:value-type="float" office:value="-99999984" calcext:value-type="float">
            <text:p>-99999984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1-S3 condiciones 0</text:p>
          </table:table-cell>
          <table:table-cell table:formula="of:=SUM(PRODUCT(99999999;-[.C9]);[.D9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1-C condiciones 0</text:p>
          </table:table-cell>
          <table:table-cell table:formula="of:=SUM(PRODUCT(99999999;-[.C10]);[.D10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2-S1 condiciones 0</text:p>
          </table:table-cell>
          <table:table-cell table:formula="of:=SUM(PRODUCT(99999999;-[.C11]);[.D11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2-S3 condiciones 0</text:p>
          </table:table-cell>
          <table:table-cell table:formula="of:=SUM(PRODUCT(99999999;-[.C12]);[.D12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2-C condiciones 0</text:p>
          </table:table-cell>
          <table:table-cell table:formula="of:=SUM(PRODUCT(99999999;-[.C13]);[.D13])" office:value-type="float" office:value="-99999979" calcext:value-type="float">
            <text:p>-99999979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3-S1 condiciones 0</text:p>
          </table:table-cell>
          <table:table-cell table:formula="of:=SUM(PRODUCT(99999999;-[.C14]);[.D14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3-S2 condiciones 0</text:p>
          </table:table-cell>
          <table:table-cell table:formula="of:=SUM(PRODUCT(99999999;-[.C15]);[.D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3-C condiciones 0</text:p>
          </table:table-cell>
          <table:table-cell table:formula="of:=SUM(PRODUCT(99999999;-[.C16]);[.D16])" office:value-type="float" office:value="-99999989" calcext:value-type="float">
            <text:p>-99999989</text:p>
          </table:table-cell>
          <table:table-cell office:value-type="string" calcext:value-type="string">
            <text:p>&lt;=</text:p>
          </table:table-cell>
          <table:table-cell table:formula="of:=SUM([.J5];+1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Rutas &lt;= # Buses</text:p>
          </table:table-cell>
          <table:table-cell table:formula="of:=SUM([.C5:.C7])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table:formula="of:=[.J8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Al menos 1 salida 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table:formula="of:=SUM([.C5:.C7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1 una llegada</text:p>
          </table:table-cell>
          <table:table-cell table:formula="of:=SUM([.C5];[.C11];[.C1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2 una llegada</text:p>
          </table:table-cell>
          <table:table-cell table:formula="of:=SUM([.C6];[.C15];[.C8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3 una llegada</text:p>
          </table:table-cell>
          <table:table-cell table:formula="of:=SUM([.C7];[.C9];[.C1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S1 una salida</text:p>
          </table:table-cell>
          <table:table-cell table:formula="of:=SUM([.C8:.C10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S2 una salida</text:p>
          </table:table-cell>
          <table:table-cell table:formula="of:=SUM([.C11:.C1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S3 una salida</text:p>
          </table:table-cell>
          <table:table-cell table:formula="of:=SUM([.C14:.C1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Flujo Total a C</text:p>
          </table:table-cell>
          <table:table-cell table:formula="of:=SUM([.D13];[.D16];[.D10])"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formula="of:=SUM([.M5:.M7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Entadas P = salidas C</text:p>
          </table:table-cell>
          <table:table-cell table:formula="of:=SUM([.C5:.C7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SUM([.C10];[.C13];[.C16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Entrada = Salida S1</text:p>
          </table:table-cell>
          <table:table-cell table:formula="of:=SUM([.D5];[.D11];[.D14];[.M5])"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formula="of:=SUM([.D8:.D10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Entrada = Salida S2</text:p>
          </table:table-cell>
          <table:table-cell table:formula="of:=SUM([.D6];[.D8];[.D15];[.M6])"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formula="of:=SUM([.D11:.D13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Entrada = Salida S3</text:p>
          </table:table-cell>
          <table:table-cell table:formula="of:=SUM([.D7];[.D9];[.D12];[.M7])"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SUM([.D14:.D16])" office:value-type="float" office:value="10" calcext:value-type="float">
            <text:p>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</number:text>
    </number:number-style>
    <number:number-style style:name="N10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currency-style style:name="N10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rlos Iborra Llopis</meta:initial-creator>
    <meta:creation-date>2022-10-08T16:06:36.227000000</meta:creation-date>
    <dc:date>2022-10-08T16:50:50.701000000</dc:date>
    <dc:creator>Carlos Iborra Llopis</dc:creator>
    <meta:editing-duration>PT39M50S</meta:editing-duration>
    <meta:editing-cycles>5</meta:editing-cycles>
    <meta:generator>LibreOffice/7.4.1.2$Windows_X86_64 LibreOffice_project/3c58a8f3a960df8bc8fd77b461821e42c061c5f0</meta:generator>
    <meta:document-statistic meta:table-count="1" meta:cell-count="239" meta:object-count="0"/>
  </office:meta>
</office:document-meta>
</file>